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9</text:p>
      <text:list text:style-name="L1">
        <text:list-item>
          <text:p text:style-name="P1">Add dependency check action</text:p>
        </text:list-item>
        <text:list-item>
          <text:p text:style-name="P1">Fixup Brave config settings</text:p>
        </text:list-item>
        <text:list-item>
          <text:p text:style-name="P1">Add silent.link to Online Phone Number section</text:p>
        </text:list-item>
        <text:list-item>
          <text:p text:style-name="P1">Fix Appendix K reference to itself</text:p>
        </text:list-item>
        <text:list-item>
          <text:p text:style-name="P1">Rename “TAILS” to “Tails”</text:p>
        </text:list-item>
      </text:list>
      <text:p text:style-name="First_20_paragraph">v1.1.8</text:p>
      <text:list text:style-name="L2">
        <text:list-item>
          <text:p text:style-name="P2">Add AnarSec to links</text:p>
        </text:list-item>
        <text:list-item>
          <text:p text:style-name="P2">CICD: fix automatic VT scans</text:p>
        </text:list-item>
        <text:list-item>
          <text:p text:style-name="P2">Appendix D: remove trailing period in title</text:p>
        </text:list-item>
        <text:list-item>
          <text:p text:style-name="P2">CICD: lock old issues &amp; pull requests</text:p>
        </text:list-item>
        <text:list-item>
          <text:p text:style-name="P2">Tor onion offline</text:p>
        </text:list-item>
        <text:list-item>
          <text:p text:style-name="P2">CICD: update issues template</text:p>
        </text:list-item>
        <text:list-item>
          <text:p text:style-name="P2">Revert “Quantum resistance and good crypto algos”</text:p>
        </text:list-item>
      </text:list>
      <text:p text:style-name="First_20_paragraph">v1.1.7</text:p>
      <text:list text:style-name="L3">
        <text:list-item>
          <text:p text:style-name="P3">Add A.P. Open Collective link</text:p>
        </text:list-item>
        <text:list-item>
          <text:p text:style-name="P3">Remove in memoriam for Lena per her wishes</text:p>
        </text:list-item>
        <text:list-item>
          <text:p text:style-name="P3">Add Lucas as NTH mod</text:p>
        </text:list-item>
        <text:list-item>
          <text:p text:style-name="P3">Fix missing inline image leftover from previous PRs</text:p>
        </text:list-item>
        <text:list-item>
          <text:p text:style-name="P3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4">
        <text:list-item>
          <text:p text:style-name="P4">Fixed the errors in pandoc (Tex2PDF) build</text:p>
        </text:list-item>
        <text:list-item>
          <text:p text:style-name="P4">Updated Tor .onion links</text:p>
        </text:list-item>
        <text:list-item>
          <text:p text:style-name="P4">Drank a lulz amount of espresso</text:p>
        </text:list-item>
        <text:list-item>
          <text:p text:style-name="P4">Cleaned up garbage</text:p>
        </text:list-item>
        <text:list-item>
          <text:p text:style-name="P4">Removed unused links</text:p>
        </text:list-item>
        <text:list-item>
          <text:p text:style-name="P4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39:25Z</meta:creation-date>
    <dc:date>2023-08-09T17:39:25Z</dc:date>
  </office:meta>
</office:document-meta>
</file>